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Yekan" svg:font-family="BYekan"/>
    <style:font-face style:name="Lucida Sans1" svg:font-family="'Lucida Sans'" style:font-family-generic="swiss"/>
    <style:font-face style:name="0 Badr" svg:font-family="'0 Bad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rl-tb"/>
      <style:text-properties fo:font-size="16pt" officeooo:rsid="000dfd8a" officeooo:paragraph-rsid="000dfd8a" style:font-size-asian="16pt" style:font-name-complex="0 Badr" style:font-size-complex="16pt"/>
    </style:style>
    <style:style style:name="P2" style:family="paragraph" style:parent-style-name="Standard" style:list-style-name="L1">
      <style:paragraph-properties fo:line-height="150%" fo:text-align="justify" style:justify-single-word="false" style:writing-mode="rl-tb"/>
      <style:text-properties fo:font-size="16pt" officeooo:rsid="000dfd8a" officeooo:paragraph-rsid="000dfd8a" style:font-size-asian="16pt" style:font-name-complex="0 Badr" style:font-size-complex="16pt"/>
    </style:style>
    <style:style style:name="P3" style:family="paragraph" style:parent-style-name="Standard" style:list-style-name="L1">
      <style:paragraph-properties fo:line-height="150%" fo:text-align="justify" style:justify-single-word="false" style:writing-mode="rl-tb"/>
      <style:text-properties fo:font-size="16pt" officeooo:rsid="000f0112" officeooo:paragraph-rsid="000f0112" style:font-size-asian="16pt" style:font-name-complex="0 Badr" style:font-size-complex="16pt"/>
    </style:style>
    <style:style style:name="P4" style:family="paragraph" style:parent-style-name="Standard" style:list-style-name="L1">
      <style:paragraph-properties fo:line-height="150%" fo:text-align="justify" style:justify-single-word="false" style:writing-mode="rl-tb"/>
      <style:text-properties fo:font-size="16pt" officeooo:rsid="000f0112" officeooo:paragraph-rsid="001035c1" style:font-size-asian="16pt" style:font-name-complex="0 Badr" style:font-size-complex="16pt"/>
    </style:style>
    <style:style style:name="P5" style:family="paragraph" style:parent-style-name="Standard" style:list-style-name="L1">
      <style:paragraph-properties fo:line-height="150%" fo:text-align="justify" style:justify-single-word="false" style:writing-mode="rl-tb"/>
      <style:text-properties fo:font-size="16pt" officeooo:rsid="001035c1" officeooo:paragraph-rsid="001035c1" style:font-size-asian="16pt" style:font-name-complex="0 Badr" style:font-size-complex="16pt"/>
    </style:style>
    <style:style style:name="P6" style:family="paragraph" style:parent-style-name="Standard" style:list-style-name="L1">
      <style:paragraph-properties fo:line-height="150%" fo:text-align="justify" style:justify-single-word="false" style:writing-mode="rl-tb"/>
      <style:text-properties fo:font-variant="normal" fo:text-transform="none" fo:color="#333333" fo:font-size="16pt" fo:letter-spacing="normal" officeooo:rsid="0011c21e" officeooo:paragraph-rsid="0011c21e" style:font-size-asian="16pt" style:font-name-complex="0 Badr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 style:writing-mode="rl-tb"/>
      <style:text-properties fo:font-variant="normal" fo:text-transform="none" fo:color="#333333" fo:font-size="16pt" fo:letter-spacing="normal" officeooo:rsid="001204f0" officeooo:paragraph-rsid="001204f0" style:font-size-asian="16pt" style:font-name-complex="0 Badr" style:font-size-complex="16pt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 style:writing-mode="rl-tb"/>
      <style:text-properties fo:font-variant="normal" fo:text-transform="none" fo:color="#333333" fo:font-size="16pt" fo:letter-spacing="normal" officeooo:rsid="001204f0" officeooo:paragraph-rsid="001204f0" style:font-size-asian="16pt" style:font-name-complex="0 Badr" style:font-size-complex="16pt"/>
    </style:style>
    <style:style style:name="T1" style:family="text">
      <style:text-properties style:font-name="BYekan" fo:font-style="normal" fo:font-weight="normal" style:font-style-complex="normal" style:font-weight-complex="normal"/>
    </style:style>
    <style:style style:name="T2" style:family="text">
      <style:text-properties style:font-style-complex="normal" style:font-weight-complex="normal"/>
    </style:style>
    <style:style style:name="T3" style:family="text">
      <style:text-properties fo:font-variant="normal" fo:text-transform="none" fo:color="#333333" fo:letter-spacing="normal" style:font-style-complex="normal" style:font-weight-complex="normal"/>
    </style:style>
    <style:style style:name="T4" style:family="text">
      <style:text-properties fo:font-variant="normal" fo:text-transform="none" fo:color="#333333" fo:letter-spacing="normal" officeooo:rsid="0011c21e" style:font-style-complex="normal" style:font-weight-complex="normal"/>
    </style:style>
    <style:style style:name="T5" style:family="text">
      <style:text-properties officeooo:rsid="00139e6b"/>
    </style:style>
    <style:style style:name="T6" style:family="text">
      <style:text-properties officeooo:rsid="0014af9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رام <text:span text:style-name="T5">نامه </text:span></text:p>
      <text:p text:style-name="P1"/>
      <text:list xml:id="list1000726160" text:style-name="L1">
        <text:list-item>
          <text:p text:style-name="P2">گروه کاربران گنو/لینوکس اهواز اصول و قوانین نرم افزارهای آزاد را محترم شمرده <text:span text:style-name="T5">و ب</text:span>ه آن پایبند خواهد بود.</text:p>
          <text:list>
            <text:list-item>
              <text:p text:style-name="P3">این گروه نه تنها آزادی‌ نرم افزاری، بلکه معنای واقعی آزادی محترم شمرده و با هرگونه بی احترامی به ملیت، دین، جنسیت، گرایش ها و … افراد مخالف خواهد بود.</text:p>
            </text:list-item>
            <text:list-item>
              <text:p text:style-name="P4">آزاد<text:span text:style-name="T5">ی نرم افزاری به معنای رایگان بودن تمامی فعالیت‌های گروه و یا اعضای آن نبوده و دو مفهوم آزادی و رایگان بودن نباید اشتباه گرفته شوند.</text:span></text:p>
            </text:list-item>
            <text:list-item>
              <text:p text:style-name="P5">گروه کاربران گنو/لینوکس اهواز خود را گروهی مستقل می‌داند و از وابستگی به گروه و نهاد های دولتی و غیر دولتی دوری می جوید.</text:p>
            </text:list-item>
          </text:list>
        </text:list-item>
        <text:list-item>
          <text:p text:style-name="P5">دارایی ما کاربران و نرم‌افزار آزاد است.</text:p>
          <text:list>
            <text:list-item>
              <text:p text:style-name="P5"><text:span text:style-name="T3">نیازمندی، علاقه‌مندی‌ و فعالیت‌های کاربران نرم‌افزارهای آزاد در اولویت این گروه قرار دارد و سعی بر آن است که برنامه‌ریزی فعالیت‌ها و اهداف را بر </text:span><text:span text:style-name="T4">این </text:span><text:span text:style-name="T3">اساس پایه ریزی نماییم.</text:span></text:p>
            </text:list-item>
            <text:list-item>
              <text:p text:style-name="P6">نتایج و خروجی فعالیت‌های گروه بگونه ای است که در دسترس عموم قرار گیرد و برای انتشار آن‌ها از یکی از مجوز های آزاد استفاده خواهد نمود.</text:p>
            </text:list-item>
          </text:list>
        </text:list-item>
        <text:list-item>
          <text:p text:style-name="P6">ما از فعالیت‌های داوطلبانه استقبال خواهیم کرد.</text:p>
          <text:list>
            <text:list-item>
              <text:p text:style-name="P6">ما مشکلات، موانع و ضعف‌هایی که در گروه وجود دارد را انکار نمی‌کنیم و با مطرح کردن آن سعی در برطرف کردن آن خواهیم داشت. همچنین از کمک‌های جامعه آزاد استقبال کرده و در کمک رسانی و انتقال تجاربمان به دیگر گروه‌ها دریغ نخواهیم کرد.</text:p>
            </text:list-item>
            <text:list-item>
              <text:p text:style-name="P7"><text:soft-page-break/>گروه کاربران گنو/لینوکس اهواز هیچگونه مخالفتی با فعالیت‌ گروه‌های مشابه در محدوده جغرافیایی خود ندارد و از تشکیل هر گروهی که به ترویج فرهنگ نرم‌افزار های آزاد و گنو/لینوکس ( اعم از تجاری و غیر تجاری) در صورتی که مبانی قانونی و اخلاقی نرم‌افزار آزاد <text:span text:style-name="T6">و چهارچوب گروه</text:span> را زیر پا نگذارد حمایت خواهد کرد.</text:p>
            </text:list-item>
            <text:list-item>
              <text:p text:style-name="P7">روند پیشرفت اهداف گروه وابسته به علاقه‌مندی کاربران خواهد بود. لذا از حضور داوطلبان عضو و غیر عضو جهت حل مشکلات و پر کردن خلاء های موجود، استقبال خواهیم کرد.</text:p>
            </text:list-item>
          </text:list>
        </text:list-item>
        <text:list-item>
          <text:p text:style-name="P7">رفع مسئولیت</text:p>
          <text:list>
            <text:list-item>
              <text:p text:style-name="P8"><text:span text:style-name="T2">ما تمامی تلاش خود را برای صحیح، مناسب و بدون ضرر بودن گفته‌ها، پیشنهادها و عمل‌های خود انجام می‌دهیم، با وجودی که هیچ ضمانتی برای گفته‌ها، پیشنهادها و عمل‌های ما فراتر از آنچه که قوانین قابل اجرا اجازه داده‌اند وجود نخواهد داشت، و تمامی ریسک‌ها و مسوولیت‌های مرتبط با کیفیت، نحوه عملکرد و نارسایی گفته‌ها، پیشنهادها و عمل‌ها با استفاده کننده‌ی نهایی خواهد بود و استفاده کننده‌ی نهایی موظف به انجام دادن مشورت‌های لازم با مرجع‌های مورد اطمینان است</text:span><text:span text:style-name="T1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Yekan" svg:font-family="BYekan"/>
    <style:font-face style:name="Lucida Sans1" svg:font-family="'Lucida Sans'" style:font-family-generic="swiss"/>
    <style:font-face style:name="0 Badr" svg:font-family="'0 Bad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2:10:51.502054939</meta:creation-date>
    <dc:date>2017-02-22T01:18:10.658358541</dc:date>
    <meta:editing-duration>PT2M32S</meta:editing-duration>
    <meta:editing-cycles>2</meta:editing-cycles>
    <meta:generator>LibreOffice/5.3.0.3$Linux_X86_64 LibreOffice_project/30m0$Build-3</meta:generator>
    <meta:document-statistic meta:table-count="0" meta:image-count="0" meta:object-count="0" meta:page-count="2" meta:paragraph-count="14" meta:word-count="396" meta:character-count="2022" meta:non-whitespace-character-count="1652"/>
  </office:meta>
</office:document-meta>
</file>